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TeX Gyre Heros Semibold" svg:font-family="TeX Gyre Heros Semibold"/>
    <style:font-face style:name="TeX Gyre Heros Regular" svg:font-family="TeX Gyre Heros Regular"/>
    <style:font-face style:name="Roboto Regular" svg:font-family="Roboto Regular"/>
  </office:font-face-decls>
  <office:automatic-styles>
    <style:style style:name="P1" style:family="paragraph" style:parent-style-name="Heading_20_1" style:master-page-name="Standard">
      <style:paragraph-properties fo:line-height="130%" fo:margin-top="1.194cm" style:writing-mode="lr-tb"/>
    </style:style>
    <style:style style:name="T1_1" style:family="text">
      <style:text-properties fo:color="#292929" style:font-name="TeX Gyre Heros Semibold" fo:font-size="17pt" style:font-name-asian="TeX Gyre Heros Semibold" style:font-size-asian="17pt" style:font-name-complex="TeX Gyre Heros Semibold" fo:font-weight="normal" style:font-weight-asian="normal"/>
    </style:style>
    <style:style style:name="P2" style:family="paragraph" style:parent-style-name="Normal">
      <style:paragraph-properties fo:line-height="160%" fo:margin-top="0.455cm" style:writing-mode="lr-tb"/>
    </style:style>
    <style:style style:name="T2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3" style:family="paragraph" style:parent-style-name="Normal">
      <style:paragraph-properties style:writing-mode="lr-tb"/>
    </style:style>
    <style:style style:name="T3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" style:family="paragraph" style:parent-style-name="Normal">
      <style:paragraph-properties fo:line-height="160%" fo:margin-top="1.058cm" style:writing-mode="lr-tb"/>
    </style:style>
    <style:style style:name="T4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5" style:family="paragraph" style:parent-style-name="Normal">
      <style:paragraph-properties style:writing-mode="lr-tb"/>
    </style:style>
    <style:style style:name="T5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2" style:family="text"/>
    <style:style style:name="T5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4" style:family="text"/>
    <style:style style:name="T5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6" style:family="text"/>
    <style:style style:name="T5_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8" style:family="text"/>
    <style:style style:name="T5_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10" style:family="text"/>
    <style:style style:name="T5_1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12" style:family="text"/>
    <style:style style:name="T5_1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14" style:family="text"/>
    <style:style style:name="T5_1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16" style:family="text"/>
    <style:style style:name="T5_1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18" style:family="text"/>
    <style:style style:name="T5_1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20" style:family="text"/>
    <style:style style:name="T5_2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22" style:family="text"/>
    <style:style style:name="T5_2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24" style:family="text"/>
    <style:style style:name="T5_2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5_26" style:family="text"/>
    <style:style style:name="T5_2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6" style:family="paragraph" style:parent-style-name="Normal">
      <style:paragraph-properties fo:line-height="160%" fo:margin-top="1.058cm" style:writing-mode="lr-tb"/>
    </style:style>
    <style:style style:name="T6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6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6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7" style:family="paragraph" style:parent-style-name="Normal">
      <style:paragraph-properties style:writing-mode="lr-tb"/>
    </style:style>
    <style:style style:name="T7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7_2" style:family="text"/>
    <style:style style:name="T7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8" style:family="paragraph" style:parent-style-name="Normal">
      <style:paragraph-properties style:writing-mode="lr-tb"/>
    </style:style>
    <style:style style:name="P9" style:family="paragraph" style:parent-style-name="Normal">
      <style:paragraph-properties style:writing-mode="lr-tb"/>
    </style:style>
    <style:style style:name="T9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9_2" style:family="text"/>
    <style:style style:name="T9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9_4" style:family="text"/>
    <style:style style:name="T9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9_6" style:family="text"/>
    <style:style style:name="T9_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9_8" style:family="text"/>
    <style:style style:name="T9_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0" style:family="paragraph" style:parent-style-name="Normal">
      <style:paragraph-properties fo:line-height="160%" fo:margin-top="1.058cm" style:writing-mode="lr-tb"/>
    </style:style>
    <style:style style:name="T10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4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5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6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7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0_8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11" style:family="paragraph" style:parent-style-name="Normal">
      <style:paragraph-properties style:writing-mode="lr-tb"/>
    </style:style>
    <style:style style:name="T11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1_2" style:family="text"/>
    <style:style style:name="T11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1_4" style:family="text"/>
    <style:style style:name="T11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2" style:family="paragraph" style:parent-style-name="Normal">
      <style:paragraph-properties style:writing-mode="lr-tb"/>
    </style:style>
    <style:style style:name="T12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2" style:family="text"/>
    <style:style style:name="T12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4" style:family="text"/>
    <style:style style:name="T12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6" style:family="text"/>
    <style:style style:name="T12_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8" style:family="text"/>
    <style:style style:name="T12_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10" style:family="text"/>
    <style:style style:name="T12_1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12" style:family="text"/>
    <style:style style:name="T12_1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14" style:family="text"/>
    <style:style style:name="T12_1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16" style:family="text"/>
    <style:style style:name="T12_1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18" style:family="text"/>
    <style:style style:name="T12_1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20" style:family="text"/>
    <style:style style:name="T12_2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2_22" style:family="text"/>
    <style:style style:name="T12_2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" style:family="paragraph" style:parent-style-name="Normal">
      <style:paragraph-properties fo:line-height="160%" fo:margin-top="1.058cm" style:writing-mode="lr-tb"/>
    </style:style>
    <style:style style:name="T13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3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3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3_4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3_5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14" style:family="paragraph" style:parent-style-name="Normal">
      <style:paragraph-properties style:writing-mode="lr-tb"/>
    </style:style>
    <style:style style:name="T14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2" style:family="text"/>
    <style:style style:name="T14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4" style:family="text"/>
    <style:style style:name="T14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6" style:family="text"/>
    <style:style style:name="T14_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8" style:family="text"/>
    <style:style style:name="T14_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10" style:family="text"/>
    <style:style style:name="T14_1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12" style:family="text"/>
    <style:style style:name="T14_1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4_14" style:family="text"/>
    <style:style style:name="T14_1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" style:family="paragraph" style:parent-style-name="Normal">
      <style:paragraph-properties style:writing-mode="lr-tb"/>
    </style:style>
    <style:style style:name="T15_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2" style:family="text"/>
    <style:style style:name="T15_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4" style:family="text"/>
    <style:style style:name="T15_5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6" style:family="text"/>
    <style:style style:name="T15_7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8" style:family="text"/>
    <style:style style:name="T15_9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10" style:family="text"/>
    <style:style style:name="T15_11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15_12" style:family="text"/>
    <style:style style:name="T15_13" style:family="text">
      <style:text-properties fo:letter-spacing="0cm" fo:background-color="#ffffff" style:text-line-through-style="none" fo:font-style="normal" style:font-style-asian="normal" fo:color="#151515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" style:family="paragraph" style:parent-style-name="Normal">
      <style:paragraph-properties fo:line-height="160%" fo:margin-top="1.058cm" style:writing-mode="lr-tb"/>
    </style:style>
    <style:style style:name="T16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6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6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6_4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6_5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17" style:family="paragraph" style:parent-style-name="Normal">
      <style:paragraph-properties fo:line-height="160%" fo:margin-top="1.058cm" style:writing-mode="lr-tb"/>
    </style:style>
    <style:style style:name="T17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4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5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6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17_7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18" style:family="paragraph" style:parent-style-name="Heading_20_1">
      <style:paragraph-properties fo:line-height="130%" fo:margin-top="1.194cm" style:writing-mode="lr-tb"/>
    </style:style>
    <style:style style:name="T18_1" style:family="text">
      <style:text-properties fo:color="#292929" style:font-name="TeX Gyre Heros Semibold" fo:font-size="17pt" style:font-name-asian="TeX Gyre Heros Semibold" style:font-size-asian="17pt" style:font-name-complex="TeX Gyre Heros Semibold" fo:font-weight="normal" style:font-weight-asian="normal"/>
    </style:style>
    <style:style style:name="P19" style:family="paragraph" style:parent-style-name="Normal">
      <style:paragraph-properties fo:line-height="160%" fo:margin-top="0.455cm" style:writing-mode="lr-tb"/>
    </style:style>
    <style:style style:name="T19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20" style:family="paragraph" style:parent-style-name="Normal">
      <style:paragraph-properties fo:margin-left="6.112cm" fo:margin-right="6.112cm" style:writing-mode="lr-tb"/>
    </style:style>
    <style:style style:name="P21" style:family="paragraph" style:parent-style-name="Normal">
      <style:paragraph-properties fo:line-height="160%" fo:margin-top="1.058cm" style:writing-mode="lr-tb"/>
    </style:style>
    <style:style style:name="T21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22" style:family="paragraph" style:parent-style-name="Normal">
      <style:paragraph-properties fo:line-height="160%" fo:margin-top="1.058cm" style:writing-mode="lr-tb"/>
    </style:style>
    <style:style style:name="T22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22_2" style:family="text"/>
    <style:style style:name="T22_3" style:family="text">
      <style:text-properties fo:letter-spacing="-0.002cm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solid" style:text-underline-color="font-color"/>
    </style:style>
    <style:style style:name="T22_4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23" style:family="paragraph" style:parent-style-name="Normal">
      <style:paragraph-properties fo:margin-left="1.443cm" fo:margin-right="1.443cm" style:writing-mode="lr-tb"/>
    </style:style>
    <style:style style:name="P24" style:family="paragraph" style:parent-style-name="Normal">
      <style:paragraph-properties fo:line-height="160%" fo:margin-top="1.058cm" style:writing-mode="lr-tb"/>
    </style:style>
    <style:style style:name="T24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24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24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25" style:family="paragraph" style:parent-style-name="Heading_20_1">
      <style:paragraph-properties fo:line-height="130%" fo:margin-top="1.194cm" style:writing-mode="lr-tb"/>
    </style:style>
    <style:style style:name="T25_1" style:family="text">
      <style:text-properties fo:color="#292929" style:font-name="TeX Gyre Heros Semibold" fo:font-size="17pt" style:font-name-asian="TeX Gyre Heros Semibold" style:font-size-asian="17pt" style:font-name-complex="TeX Gyre Heros Semibold" fo:font-weight="normal" style:font-weight-asian="normal"/>
    </style:style>
    <style:style style:name="P26" style:family="paragraph" style:parent-style-name="Normal">
      <style:paragraph-properties fo:line-height="160%" fo:margin-top="0.455cm" style:writing-mode="lr-tb"/>
    </style:style>
    <style:style style:name="T26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27" style:family="paragraph" style:parent-style-name="Normal">
      <style:paragraph-properties fo:margin-right="0.265cm" style:writing-mode="lr-tb"/>
    </style:style>
    <style:style style:name="P28" style:family="paragraph" style:parent-style-name="Normal">
      <style:paragraph-properties style:writing-mode="lr-tb"/>
    </style:style>
    <style:style style:name="P29" style:family="paragraph" style:parent-style-name="Normal">
      <style:paragraph-properties style:writing-mode="lr-tb"/>
    </style:style>
    <style:style style:name="P30" style:family="paragraph" style:parent-style-name="Normal">
      <style:paragraph-properties style:writing-mode="lr-tb"/>
    </style:style>
    <style:style style:name="P31" style:family="paragraph" style:parent-style-name="Normal">
      <style:paragraph-properties style:writing-mode="lr-tb"/>
    </style:style>
    <style:style style:name="P32" style:family="paragraph" style:parent-style-name="Normal">
      <style:paragraph-properties style:writing-mode="lr-tb"/>
    </style:style>
    <style:style style:name="P33" style:family="paragraph" style:parent-style-name="Normal">
      <style:paragraph-properties fo:margin-right="0.265cm" style:writing-mode="lr-tb"/>
    </style:style>
    <style:style style:name="P34" style:family="paragraph" style:parent-style-name="Normal">
      <style:paragraph-properties fo:margin-right="0.265cm" style:writing-mode="lr-tb"/>
    </style:style>
    <style:style style:name="P35" style:family="paragraph" style:parent-style-name="Normal">
      <style:paragraph-properties style:writing-mode="lr-tb"/>
    </style:style>
    <style:style style:name="P36" style:family="paragraph" style:parent-style-name="Normal">
      <style:paragraph-properties fo:line-height="160%" fo:margin-top="1.058cm" style:writing-mode="lr-tb"/>
    </style:style>
    <style:style style:name="T36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36_2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36_3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T36_4" style:family="text">
      <style:text-properties fo:letter-spacing="-0.002cm" style:text-line-through-style="none" fo:font-style="italic" style:font-style-asian="italic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37" style:family="paragraph" style:parent-style-name="Normal">
      <style:paragraph-properties fo:line-height="160%" fo:margin-top="1.058cm" style:writing-mode="lr-tb"/>
    </style:style>
    <style:style style:name="T37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38" style:family="paragraph" style:parent-style-name="Normal">
      <style:paragraph-properties fo:line-height="160%" fo:margin-top="1.058cm" style:writing-mode="lr-tb"/>
    </style:style>
    <style:style style:name="T38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39" style:family="paragraph" style:parent-style-name="Normal">
      <style:paragraph-properties fo:margin-right="0.265cm" style:writing-mode="lr-tb"/>
    </style:style>
    <style:style style:name="P40" style:family="paragraph" style:parent-style-name="Normal">
      <style:paragraph-properties style:writing-mode="lr-tb"/>
    </style:style>
    <style:style style:name="P41" style:family="paragraph" style:parent-style-name="Normal">
      <style:paragraph-properties fo:margin-right="0.265cm" style:writing-mode="lr-tb"/>
    </style:style>
    <style:style style:name="P42" style:family="paragraph" style:parent-style-name="Normal">
      <style:paragraph-properties style:writing-mode="lr-tb"/>
    </style:style>
    <style:style style:name="P43" style:family="paragraph" style:parent-style-name="Normal">
      <style:paragraph-properties fo:line-height="160%" fo:margin-top="1.058cm" style:writing-mode="lr-tb"/>
    </style:style>
    <style:style style:name="T43_1" style:family="text">
      <style:text-properties fo:letter-spacing="-0.002cm" style:text-line-through-style="none" fo:font-style="normal" style:font-style-asian="normal" fo:color="#292929" style:font-name="TeX Gyre Heros Regular" fo:font-size="15pt" style:font-name-asian="TeX Gyre Heros Regular" style:font-size-asian="15pt" style:font-name-complex="TeX Gyre Heros Regular" fo:font-weight="normal" style:font-weight-asian="normal" style:text-underline-style="none"/>
    </style:style>
    <style:style style:name="P44" style:family="paragraph" style:parent-style-name="Normal">
      <style:paragraph-properties fo:margin-top="0.847cm" fo:margin-bottom="0.37cm" style:writing-mode="lr-tb"/>
    </style:style>
    <style:style style:name="P45" style:family="paragraph" style:parent-style-name="Normal"/>
  </office:automatic-styles>
  <office:body>
    <office:text>
      <text:h text:style-name="P1" text:outline-level="1"><text:span text:style-name="T1_1">Lets<text:s/>Dive<text:s/>into<text:s/>the<text:s/>code</text:span><text:bookmark-start text:name="_Tocrfyh7dzn143e"/><text:bookmark-end text:name="_Tocrfyh7dzn143e"/></text:h>
      <text:p text:style-name="P2"><text:span text:style-name="T2_1">First,<text:s/>we<text:s/>download<text:s/>tf_pose_estimate<text:s/>from<text:s/>the<text:s/>GitHub<text:s/>repository.</text:span></text:p>
      <text:p text:style-name="P3"><text:span text:style-name="T3_1">!pip<text:s/>install<text:s/>-qq<text:s/>git+https://www.github.com/ildoonet/tf-pose-estimation</text:span></text:p>
      <text:p text:style-name="P4"><text:span text:style-name="T4_1">Next,<text:s/>we<text:s/>import<text:s/>some<text:s/>necessary<text:s/>libraries:</text:span></text:p>
      <text:p text:style-name="P5"><text:span text:style-name="T5_1">import<text:s/>argparse</text:span><text:span text:style-name="T5_2"><text:line-break/></text:span><text:span text:style-name="T5_3">import<text:s/>logging</text:span><text:span text:style-name="T5_4"><text:line-break/></text:span><text:span text:style-name="T5_5">import<text:s/>sys</text:span><text:span text:style-name="T5_6"><text:line-break/></text:span><text:span text:style-name="T5_7">import<text:s/>time</text:span><text:span text:style-name="T5_8"><text:line-break/><text:line-break/></text:span><text:span text:style-name="T5_9">from<text:s/>tf_pose<text:s/>import<text:s/>common</text:span><text:span text:style-name="T5_10"><text:line-break/></text:span><text:span text:style-name="T5_11">from<text:s/>tqdm<text:s/>import<text:s/>tqdm</text:span><text:span text:style-name="T5_12"><text:line-break/></text:span><text:span text:style-name="T5_13">import<text:s/>cv2</text:span><text:span text:style-name="T5_14"><text:line-break/></text:span><text:span text:style-name="T5_15">import<text:s/>os</text:span><text:span text:style-name="T5_16"><text:line-break/></text:span><text:span text:style-name="T5_17">import<text:s/>pandas<text:s/>as<text:s/>pd</text:span><text:span text:style-name="T5_18"><text:line-break/></text:span><text:span text:style-name="T5_19">import<text:s/>numpy<text:s/>as<text:s/>np</text:span><text:span text:style-name="T5_20"><text:line-break/></text:span><text:span text:style-name="T5_21">from<text:s/>tf_pose.estimator<text:s/>import<text:s/>TfPoseEstimator</text:span><text:span text:style-name="T5_22"><text:line-break/></text:span><text:span text:style-name="T5_23">from<text:s/>tf_pose.networks<text:s/>import<text:s/>get_graph_path,<text:s/>model_wh</text:span><text:span text:style-name="T5_24"><text:line-break/></text:span><text:span text:style-name="T5_25">import<text:s/>matplotlib.pyplot<text:s/>as<text:s/>plt</text:span><text:span text:style-name="T5_26"><text:line-break/></text:span><text:span text:style-name="T5_27">%matplotlib<text:s/>inline</text:span></text:p>
      <text:p text:style-name="P6"><text:span text:style-name="T6_1">We<text:s/>then<text:s/>get<text:s/>the<text:s/>‘</text:span><text:span text:style-name="T6_2">mobilenet_thin’<text:s/></text:span><text:span text:style-name="T6_3">model:</text:span></text:p>
      <text:p text:style-name="P7"><text:span text:style-name="T7_1">size<text:s/>=<text:s/>'432x368'</text:span><text:span text:style-name="T7_2"><text:line-break/></text:span><text:span text:style-name="T7_3">model<text:s/>=<text:s/>'mobilenet_thin'</text:span></text:p>
      <text:p text:style-name="P8"/>
      <text:p text:style-name="P9"><text:span text:style-name="T9_1">w,<text:s/>h<text:s/>=<text:s/>model_wh(size)</text:span><text:span text:style-name="T9_2"><text:line-break/></text:span><text:span text:style-name="T9_3">if<text:s/>w<text:s/>==<text:s/>0<text:s/>or<text:s/>h<text:s/>==<text:s/>0:</text:span><text:span text:style-name="T9_4"><text:line-break/></text:span><text:span text:style-name="T9_5"><text:s text:c="4"/>e<text:s/>=<text:s/>TfPoseEstimator(get_graph_path(model),<text:s/>target_size=(432,<text:s/>368))</text:span><text:span text:style-name="T9_6"><text:line-break/></text:span><text:span text:style-name="T9_7">else:</text:span><text:span text:style-name="T9_8"><text:line-break/></text:span><text:span text:style-name="T9_9"><text:s text:c="4"/>e<text:s/>=<text:s/>TfPoseEstimator(get_graph_path(model),<text:s/>target_size=(w,<text:s/>h))</text:span></text:p>
      <text:p text:style-name="P10"><text:span text:style-name="T10_1">Once<text:s/>this<text:s/>is<text:s/>done,<text:s/>we<text:s/>explore<text:s/>the<text:s/>data<text:s/>from<text:s/>the<text:s/>3<text:s/>folders<text:s/>for<text:s/></text:span><text:span text:style-name="T10_2">CUT,<text:s/>SWEEP<text:s/>and<text:s/>DRIVE<text:s/></text:span><text:span text:style-name="T10_3">respectively.<text:s/>I<text:s/>have<text:s/>displayed<text:s/>the<text:s/>code<text:s/>for<text:s/></text:span><text:span text:style-name="T10_4">CUT,<text:s/></text:span><text:span text:style-name="T10_5">the<text:s/>procedure<text:s/>remains<text:s/>the<text:s/>same<text:s/>for<text:s/></text:span><text:span text:style-name="T10_6">SWEEP<text:s/></text:span><text:span text:style-name="T10_7">and<text:s/></text:span><text:span text:style-name="T10_8">DRIVE.</text:span></text:p>
      <text:p text:style-name="P11"><text:span text:style-name="T11_1">cutDir<text:s/>=<text:s/>'../input/cricket/cut/cut/'</text:span><text:span text:style-name="T11_2"><text:line-break/></text:span><text:span text:style-name="T11_3">cutimages<text:s/>=<text:s/>os.listdir(cutDir)</text:span><text:span text:style-name="T11_4"><text:line-break/></text:span><text:span text:style-name="T11_5">print(len(cutimages))</text:span></text:p>
      <text:p text:style-name="P12"><text:span text:style-name="T12_1">cutShots<text:s/>=<text:s/>[]</text:span><text:span text:style-name="T12_2"><text:line-break/></text:span><text:span text:style-name="T12_3">cutFiles=[]</text:span><text:span text:style-name="T12_4"><text:line-break/></text:span><text:span text:style-name="T12_5">pbar<text:s/>=<text:s/>tqdm(total=len(cutimages))</text:span><text:span text:style-name="T12_6"><text:line-break/></text:span><text:span text:style-name="T12_7">for<text:s/>img<text:s/>in<text:s/>cutimages:</text:span><text:span text:style-name="T12_8"><text:line-break/></text:span><text:span text:style-name="T12_9"><text:s text:c="4"/>image<text:s/>=<text:s/>common.read_imgfile(cutDir+img,<text:s/>None,<text:s/>None)</text:span><text:span text:style-name="T12_10"><text:line-break/></text:span><text:span text:style-name="T12_11"><text:s text:c="4"/>humans<text:s/>=<text:s/>e.inference(npimg<text:s/>=<text:s/>image,<text:s/>upsample_size=4.0)</text:span><text:span text:style-name="T12_12"><text:line-break/></text:span><text:span text:style-name="T12_13"><text:s text:c="4"/>if<text:s/>len(humans)&gt;0:</text:span><text:span text:style-name="T12_14"><text:line-break/></text:span><text:span text:style-name="T12_15"><text:s text:c="8"/>cutShots.append(humans[0])</text:span><text:span text:style-name="T12_16"><text:line-break/></text:span><text:span text:style-name="T12_17"><text:s text:c="8"/>cutFiles.append(image)</text:span><text:span text:style-name="T12_18"><text:line-break/></text:span><text:span text:style-name="T12_19"><text:s text:c="4"/>pbar.update(1)</text:span><text:span text:style-name="T12_20"><text:line-break/></text:span><text:span text:style-name="T12_21">pbar.close()</text:span><text:span text:style-name="T12_22"><text:line-break/></text:span><text:span text:style-name="T12_23">print("Cut<text:s/>Shot<text:s/>Examples:<text:s/>",len(cutFiles))</text:span></text:p>
      <text:p text:style-name="P13"><text:span text:style-name="T13_1">Next,<text:s/>we<text:s/>extract<text:s/>the<text:s/></text:span><text:span text:style-name="T13_2">x<text:s/></text:span><text:span text:style-name="T13_3">and<text:s/></text:span><text:span text:style-name="T13_4">y<text:s/></text:span><text:span text:style-name="T13_5">coordinates<text:s/>of<text:s/>the<text:s/>18<text:s/>points<text:s/>identified<text:s/>and<text:s/>append<text:s/>it<text:s/>to<text:s/>a<text:s/>list<text:s/>for<text:s/>each<text:s/>category.<text:s/>We<text:s/>then<text:s/>convert<text:s/>it<text:s/>into<text:s/>a<text:s/>Pandas<text:s/>Data-frame<text:s/>and<text:s/>display<text:s/>the<text:s/>first<text:s/>5<text:s/>values<text:s/>to<text:s/>get<text:s/>an<text:s/>insight<text:s/>on<text:s/>the<text:s/>data:</text:span></text:p>
      <text:p text:style-name="P14"><text:span text:style-name="T14_1">def<text:s/>humanToDict(hum):</text:span><text:span text:style-name="T14_2"><text:line-break/></text:span><text:span text:style-name="T14_3"><text:s text:c="4"/>resultDict<text:s/>=<text:s/>{}</text:span><text:span text:style-name="T14_4"><text:line-break/></text:span><text:span text:style-name="T14_5"><text:s text:c="4"/>parts<text:s/>=<text:s/>hum.body_parts.keys()</text:span><text:span text:style-name="T14_6"><text:line-break/></text:span><text:span text:style-name="T14_7"><text:s text:c="4"/>for<text:s/>p<text:s/>in<text:s/>parts:</text:span><text:span text:style-name="T14_8"><text:line-break/></text:span><text:span text:style-name="T14_9"><text:s text:c="8"/>resultDict[str(p)+'_x']<text:s/>=<text:s/>hum.body_parts[p].x</text:span><text:span text:style-name="T14_10"><text:line-break/></text:span><text:span text:style-name="T14_11"><text:s text:c="8"/>resultDict[str(p)+'_y']<text:s/>=<text:s/>hum.body_parts[p].y</text:span><text:span text:style-name="T14_12"><text:line-break/></text:span><text:span text:style-name="T14_13"><text:s text:c="8"/>#resultDict[str(p)+'_p']<text:s/>=<text:s/>hum.body_parts[p].p</text:span><text:span text:style-name="T14_14"><text:line-break/></text:span><text:span text:style-name="T14_15"><text:s text:c="4"/>return<text:s/>resultDict</text:span></text:p>
      <text:p text:style-name="P15"><text:span text:style-name="T15_1">cutList<text:s/>=<text:s/>[]</text:span><text:span text:style-name="T15_2"><text:line-break/></text:span><text:span text:style-name="T15_3">for<text:s/>sh<text:s/>in<text:s/>cutShots:</text:span><text:span text:style-name="T15_4"><text:line-break/></text:span><text:span text:style-name="T15_5"><text:s text:c="4"/>cutList.append(humanToDict(sh))</text:span><text:span text:style-name="T15_6"><text:line-break/></text:span><text:span text:style-name="T15_7"><text:s text:c="4"/></text:span><text:span text:style-name="T15_8"><text:line-break/></text:span><text:span text:style-name="T15_9">cutdf<text:s/>=<text:s/>pd.DataFrame(cutList)</text:span><text:span text:style-name="T15_10"><text:line-break/></text:span><text:span text:style-name="T15_11">#standHumadf['img']<text:s/>=<text:s/>standFiles</text:span><text:span text:style-name="T15_12"><text:line-break/></text:span><text:span text:style-name="T15_13">cutdf.head()</text:span></text:p>
      <text:p text:style-name="P16"><text:span text:style-name="T16_1">As<text:s/>we<text:s/>see<text:s/>on<text:s/>scrolling<text:s/>down<text:s/>in<text:s/>the<text:s/>above<text:s/>cell,<text:s/>the<text:s/>output<text:s/>is<text:s/>the<text:s/></text:span><text:span text:style-name="T16_2">x<text:s/></text:span><text:span text:style-name="T16_3">and<text:s/></text:span><text:span text:style-name="T16_4">y<text:s/></text:span><text:span text:style-name="T16_5">coordinates<text:s/>of<text:s/>the<text:s/>18<text:s/>points<text:s/>(0<text:s/>–<text:s/>17).<text:s/>We<text:s/>perform<text:s/>the<text:s/>exact<text:s/>same<text:s/>operation<text:s/>for<text:s/>the<text:s/>other<text:s/>2<text:s/>categories.</text:span></text:p>
      <text:p text:style-name="P17"><text:span text:style-name="T17_1">We<text:s/>then<text:s/>add<text:s/>another<text:s/>label<text:s/>to<text:s/>the<text:s/>dataframe<text:s/>(named<text:s/></text:span><text:span text:style-name="T17_2">pose</text:span><text:span text:style-name="T17_3"><text:s/>here)<text:s/>and<text:s/>set<text:s/>it<text:s/>to<text:s/>0<text:s/>for<text:s/>Sweep<text:s/>shots,<text:s/>1<text:s/>for<text:s/>Cut<text:s/>shots<text:s/>and<text:s/>2<text:s/>for<text:s/>Drive<text:s/>shots<text:s/>to<text:s/>help<text:s/>us<text:s/>classify<text:s/>later.<text:s/>We<text:s/>then<text:s/>normalize<text:s/>all<text:s/>the<text:s/></text:span><text:span text:style-name="T17_4">x<text:s/></text:span><text:span text:style-name="T17_5">and<text:s/></text:span><text:span text:style-name="T17_6">y<text:s/></text:span><text:span text:style-name="T17_7">values<text:s/>from<text:s/>the<text:s/>dataframe.<text:s/>Any<text:s/>suitable<text:s/>technique<text:s/>can<text:s/>be<text:s/>used,<text:s/>one<text:s/>such<text:s/>is<text:s/>min-max<text:s/>normalization<text:s/>which<text:s/>I<text:s/>shall<text:s/>briefly<text:s/>explain<text:s/>here.</text:span></text:p>
      <text:h text:style-name="P18" text:outline-level="1"><text:span text:style-name="T18_1">Min-Max<text:s/>Normalization</text:span><text:bookmark-start text:name="_Toc3h0w3w1scux0"/><text:bookmark-end text:name="_Toc3h0w3w1scux0"/></text:h>
      <text:p text:style-name="P19"><text:span text:style-name="T19_1">Here,<text:s/>for<text:s/>every<text:s/>feature,<text:s/>the<text:s/>minimum<text:s/>value<text:s/>of<text:s/>that<text:s/>feature<text:s/>gets<text:s/>transformed<text:s/>into<text:s/>a<text:s/>0,<text:s/>the<text:s/>maximum<text:s/>value<text:s/>gets<text:s/>transformed<text:s/>into<text:s/>a<text:s/>1,<text:s/>and<text:s/>every<text:s/>other<text:s/>value<text:s/>gets<text:s/>transformed<text:s/>into<text:s/>a<text:s/>decimal<text:s/>between<text:s/>0<text:s/>and<text:s/>1.</text:span></text:p>
      <text:p text:style-name="P20"/>
      <text:p text:style-name="P21"><text:span text:style-name="T21_1">It<text:s/>can<text:s/>be<text:s/>calculated<text:s/>using<text:s/>this<text:s/>formulae<text:s/>for<text:s/>every<text:s/>feature.<text:s/>This<text:s/>ensures<text:s/>that<text:s/>the<text:s/>values<text:s/>are<text:s/>between<text:s/>0<text:s/>and<text:s/>1.</text:span></text:p>
      <text:p text:style-name="P22"><text:span text:style-name="T22_1">For<text:s/>a<text:s/>practical<text:s/>case,<text:s/>it<text:s/>can<text:s/>be<text:s/>visualized<text:s/>as<text:s/>shown<text:s/>below.<text:s/>I’ve<text:s/>taken<text:s/>the<text:s/>example<text:s/>from<text:s/></text:span><text:span text:style-name="T22_2"><text:a xlink:type="simple" xlink:href=""><text:span text:style-name="T22_3">here</text:span></text:a></text:span><text:span text:style-name="T22_4">.<text:s/>You<text:s/>can<text:s/>read<text:s/>more<text:s/>about<text:s/>the<text:s/>same<text:s/>there.<text:s/>There<text:s/>are<text:s/>multiple<text:s/>methods<text:s/>of<text:s/>normalization,<text:s/>this<text:s/>is<text:s/>one<text:s/>of<text:s/>the<text:s/>simplest<text:s/>and<text:s/>most<text:s/>used<text:s/>methods.</text:span></text:p>
      <text:p text:style-name="P23"/>
      <text:p text:style-name="P24"><text:span text:style-name="T24_1">After<text:s/>normalization,<text:s/>we<text:s/>fill<text:s/>in<text:s/>the<text:s/></text:span><text:span text:style-name="T24_2">NaN</text:span><text:span text:style-name="T24_3"><text:s/>values<text:s/>and<text:s/>finally<text:s/>build<text:s/>the<text:s/>classification<text:s/>model.</text:span></text:p>
      <text:h text:style-name="P25" text:outline-level="1"><text:span text:style-name="T25_1">The<text:s/>Classification<text:s/>model<text:s/>and<text:s/>Outputs</text:span><text:bookmark-start text:name="_Toc85x92lpdilq4"/><text:bookmark-end text:name="_Toc85x92lpdilq4"/></text:h>
      <text:p text:style-name="P26"><text:span text:style-name="T26_1">Here<text:s/>I<text:s/>use<text:s/>a<text:s/>random<text:s/>forest<text:s/>classifier<text:s/>on<text:s/>top<text:s/>of<text:s/>this<text:s/>18<text:s/>dimensional<text:s/>feature<text:s/>space<text:s/>to<text:s/>classify<text:s/>each<text:s/>instance<text:s/>as<text:s/>one<text:s/>of<text:s/>the<text:s/>three<text:s/>shots.<text:s/>I<text:s/>use<text:s/>a<text:s/>70/30<text:s/>split<text:s/>of<text:s/>train<text:s/>and<text:s/>test<text:s/>data.<text:s/>Some<text:s/>of<text:s/>the<text:s/>results<text:s/>are<text:s/>shown<text:s/>below: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As<text:s/>you<text:s/>can<text:s/>see<text:s/>above,<text:s/>the<text:s/>model<text:s/>works<text:s/>well<text:s/>on<text:s/>Augmented<text:s/>Images<text:s/>too!<text:s/>I<text:s/>might<text:s/>have<text:s/>rotated/scaled<text:s/>a<text:s/>bit<text:s/>too<text:s/>much,<text:s/>but<text:s/>you<text:s/>can<text:s/>try<text:s/>the<text:s/>same<text:s/>with<text:s/>better<text:s/>images.<text:s/>I<text:s/>got<text:s/>an<text:s/>F1<text:s/>score<text:s/>of<text:s/>around<text:s/>0.6<text:s/>on<text:s/>the<text:s/>test<text:s/>set<text:s/>but<text:s/>once<text:s/>can<text:s/>easily<text:s/>achieve<text:s/>better<text:s/>scores<text:s/>by<text:s/>doing<text:s/>a<text:s/>bit<text:s/>more<text:s/>preprocessing<text:s/>on<text:s/>the<text:s/>initial<text:s/>data<text:s/>by<text:s/>removing<text:s/>the<text:s/>unnecessary<text:s/>data<text:s/>and<text:s/>tweaking<text:s/>the<text:s/>parameters<text:s/>in<text:s/>the<text:s/>Data<text:s/>Augmenter.<text:s/>Using<text:s/>a<text:s/>better<text:s/></text:span><text:span text:style-name="T36_2">model<text:s/></text:span><text:span text:style-name="T36_3">than<text:s/>the<text:s/>simple<text:s/>‘</text:span><text:span text:style-name="T36_4">mobilenet_thin’.</text:span></text:p>
      <text:p text:style-name="P37"><text:span text:style-name="T37_1">There<text:s/>are<text:s/>some<text:s/>drawbacks<text:s/>to<text:s/>this<text:s/>method<text:s/>too.<text:s/>Let’s<text:s/>consider<text:s/>a<text:s/>few<text:s/>cases:</text:span></text:p>
      <text:p text:style-name="P38"><text:span text:style-name="T38_1">By<text:s/>observing<text:s/>the<text:s/>notebook<text:s/>u<text:s/>will<text:s/>under<text:s/>stand<text:s/>about<text:s/>it.</text:span></text:p>
      <text:p text:style-name="P39"/>
      <text:p text:style-name="P40"/>
      <text:p text:style-name="P41"/>
      <text:p text:style-name="P42"/>
      <text:p text:style-name="P43"><text:span text:style-name="T43_1">As<text:s/>you<text:s/>can<text:s/>see,<text:s/>the<text:s/>model<text:s/>identifies<text:s/>another<text:s/>player/human<text:s/>in<text:s/>the<text:s/>image<text:s/>other<text:s/>than<text:s/>the<text:s/>batsman<text:s/>and<text:s/>then<text:s/>classifies<text:s/>it.<text:s/>This<text:s/>shouldn’t<text:s/>be<text:s/>the<text:s/>case<text:s/>in<text:s/>an<text:s/>ideal<text:s/>scenario.</text:span></text:p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TeX Gyre Heros Semibold" svg:font-family="TeX Gyre Heros Semibold"/>
    <style:font-face style:name="TeX Gyre Heros Regular" svg:font-family="TeX Gyre Heros Regular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